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gression" table:style-name="ta1" table:print="false">
        <table:table-column table:style-name="co1" table:default-cell-style-name="Default"/>
        <table:table-column table:style-name="co2" table:number-columns-repeated="5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>
            <text:p>Valu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Default"/>
          <table:table-cell table:number-columns-repeated="5"/>
          <table:table-cell>
            <draw:frame table:end-cell-address="Progression.S23" table:end-x="1.017cm" table:end-y="0.132cm" draw:z-index="0" draw:style-name="gr1" draw:text-style-name="P1" svg:width="15.999cm" svg:height="9.442cm" svg:x="0.825cm" svg:y="0.174cm">
              <draw:object draw:notify-on-update-of-ranges="Progression.B6:Progression.B14 Progression.C6:Progression.C14 Progression.D6:Progression.D14 Progression.E6:Progression.E14 Progression.H6:Progression.H14 Progression.I6:Progression.I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Days – Base</text:p>
          </table:table-cell>
          <table:table-cell office:value-type="float" office:value="1">
            <text:p>1,00</text:p>
          </table:table-cell>
          <table:table-cell office:value-type="float" office:value="3">
            <text:p>3,00</text:p>
          </table:table-cell>
          <table:table-cell office:value-type="float" office:value="7">
            <text:p>7,00</text:p>
          </table:table-cell>
          <table:table-cell office:value-type="float" office:value="12">
            <text:p>12,0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Days – Multiplier</text:p>
          </table:table-cell>
          <table:table-cell office:value-type="float" office:value="1">
            <text:p>1,00</text:p>
          </table:table-cell>
          <table:table-cell office:value-type="float" office:value="1.1">
            <text:p>1,10</text:p>
          </table:table-cell>
          <table:table-cell office:value-type="float" office:value="1.2">
            <text:p>1,20</text:p>
          </table:table-cell>
          <table:table-cell office:value-type="float" office:value="1.3">
            <text:p>1,3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Valu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formula="of:=[.B3]" office:value-type="float" office:value="1">
            <text:p>1,00</text:p>
          </table:table-cell>
          <table:table-cell table:formula="of:=[.C3]" office:value-type="float" office:value="3">
            <text:p>3,00</text:p>
          </table:table-cell>
          <table:table-cell table:formula="of:=[.D3]" office:value-type="float" office:value="7">
            <text:p>7,00</text:p>
          </table:table-cell>
          <table:table-cell table:formula="of:=[.E3]" office:value-type="float" office:value="12">
            <text:p>12,00</text:p>
          </table:table-cell>
          <table:table-cell/>
          <table:table-cell office:value-type="float" office:value="4">
            <text:p>4</text:p>
          </table:table-cell>
          <table:table-cell table:formula="of:=[.E6]" office:value-type="float" office:value="12">
            <text:p>12</text:p>
          </table:table-cell>
          <table:table-cell table:formula="of:=[.E6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[.B$3]+[.B$4]*[.B6]" office:value-type="float" office:value="2">
            <text:p>2,00</text:p>
          </table:table-cell>
          <table:table-cell table:formula="of:=[.C$3]+[.C$4]*[.C6]" office:value-type="float" office:value="6.3">
            <text:p>6,30</text:p>
          </table:table-cell>
          <table:table-cell table:formula="of:=[.D$3]+[.D$4]*[.D6]" office:value-type="float" office:value="15.4">
            <text:p>15,40</text:p>
          </table:table-cell>
          <table:table-cell table:formula="of:=[.E$3]+[.E$4]*[.E6]" office:value-type="float" office:value="27.6">
            <text:p>27,60</text:p>
          </table:table-cell>
          <table:table-cell/>
          <table:table-cell office:value-type="float" office:value="4">
            <text:p>4</text:p>
          </table:table-cell>
          <table:table-cell table:formula="of:=[.E7]" office:value-type="float" office:value="27.6">
            <text:p>27,6</text:p>
          </table:table-cell>
          <table:table-cell table:formula="of:=[.E7]" office:value-type="float" office:value="27.6">
            <text:p>27,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[.B$3]+[.B$4]*[.B7]" office:value-type="float" office:value="3">
            <text:p>3,00</text:p>
          </table:table-cell>
          <table:table-cell table:formula="of:=[.C$3]+[.C$4]*[.C7]" office:value-type="float" office:value="9.93">
            <text:p>9,93</text:p>
          </table:table-cell>
          <table:table-cell table:formula="of:=[.D$3]+[.D$4]*[.D7]" office:value-type="float" office:value="25.48">
            <text:p>25,48</text:p>
          </table:table-cell>
          <table:table-cell table:formula="of:=[.E$3]+[.E$4]*[.E7]" office:value-type="float" office:value="47.88">
            <text:p>47,88</text:p>
          </table:table-cell>
          <table:table-cell/>
          <table:table-cell office:value-type="float" office:value="4">
            <text:p>4</text:p>
          </table:table-cell>
          <table:table-cell table:formula="of:=[.E8]" office:value-type="float" office:value="47.88">
            <text:p>47,88</text:p>
          </table:table-cell>
          <table:table-cell table:formula="of:=[.E8]" office:value-type="float" office:value="47.88">
            <text:p>47,8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[.B$3]+[.B$4]*[.B8]" office:value-type="float" office:value="4">
            <text:p>4,00</text:p>
          </table:table-cell>
          <table:table-cell table:formula="of:=[.C$3]+[.C$4]*[.C8]" office:value-type="float" office:value="13.923">
            <text:p>13,92</text:p>
          </table:table-cell>
          <table:table-cell table:formula="of:=[.D$3]+[.D$4]*[.D8]" office:value-type="float" office:value="37.576">
            <text:p>37,58</text:p>
          </table:table-cell>
          <table:table-cell table:formula="of:=[.E$3]+[.E$4]*[.E8]" office:value-type="float" office:value="74.244">
            <text:p>74,24</text:p>
          </table:table-cell>
          <table:table-cell/>
          <table:table-cell office:value-type="float" office:value="4">
            <text:p>4</text:p>
          </table:table-cell>
          <table:table-cell table:formula="of:=[.E9]" office:value-type="float" office:value="74.244">
            <text:p>74,24</text:p>
          </table:table-cell>
          <table:table-cell table:formula="of:=[.E9]" office:value-type="float" office:value="74.244">
            <text:p>74,2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[.B$3]+[.B$4]*[.B9]" office:value-type="float" office:value="5">
            <text:p>5,00</text:p>
          </table:table-cell>
          <table:table-cell table:formula="of:=[.C$3]+[.C$4]*[.C9]" office:value-type="float" office:value="18.3153">
            <text:p>18,32</text:p>
          </table:table-cell>
          <table:table-cell table:formula="of:=[.D$3]+[.D$4]*[.D9]" office:value-type="float" office:value="52.0912">
            <text:p>52,09</text:p>
          </table:table-cell>
          <table:table-cell table:formula="of:=[.E$3]+[.E$4]*[.E9]" office:value-type="float" office:value="108.5172">
            <text:p>108,52</text:p>
          </table:table-cell>
          <table:table-cell/>
          <table:table-cell office:value-type="float" office:value="3">
            <text:p>3</text:p>
          </table:table-cell>
          <table:table-cell table:style-name="ce2" table:formula="of:=[.D$3]+[.D$4]*[.H9]" office:value-type="float" office:value="96.0928">
            <text:p>96,09</text:p>
          </table:table-cell>
          <table:table-cell table:style-name="ce2" table:formula="of:=[.C$3]+[.C$4]*[.I9]" office:value-type="float" office:value="84.6684">
            <text:p>84,6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[.B$3]+[.B$4]*[.B10]" office:value-type="float" office:value="6">
            <text:p>6,00</text:p>
          </table:table-cell>
          <table:table-cell table:formula="of:=[.C$3]+[.C$4]*[.C10]" office:value-type="float" office:value="23.14683">
            <text:p>23,15</text:p>
          </table:table-cell>
          <table:table-cell table:formula="of:=[.D$3]+[.D$4]*[.D10]" office:value-type="float" office:value="69.50944">
            <text:p>69,51</text:p>
          </table:table-cell>
          <table:table-cell table:formula="of:=[.E$3]+[.E$4]*[.E10]" office:value-type="float" office:value="153.07236">
            <text:p>153,07</text:p>
          </table:table-cell>
          <table:table-cell/>
          <table:table-cell office:value-type="float" office:value="4">
            <text:p>4</text:p>
          </table:table-cell>
          <table:table-cell table:style-name="ce2" table:formula="of:=[.E$3]+[.E$4]*[.H10]" office:value-type="float" office:value="136.92064">
            <text:p>136,92</text:p>
          </table:table-cell>
          <table:table-cell table:style-name="ce2" table:formula="of:=[.E$3]+[.E$4]*[.I10]" office:value-type="float" office:value="122.06892">
            <text:p>122,0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[.B$3]+[.B$4]*[.B11]" office:value-type="float" office:value="7">
            <text:p>7,00</text:p>
          </table:table-cell>
          <table:table-cell table:formula="of:=[.C$3]+[.C$4]*[.C11]" office:value-type="float" office:value="28.461513">
            <text:p>28,46</text:p>
          </table:table-cell>
          <table:table-cell table:formula="of:=[.D$3]+[.D$4]*[.D11]" office:value-type="float" office:value="90.411328">
            <text:p>90,41</text:p>
          </table:table-cell>
          <table:table-cell table:formula="of:=[.E$3]+[.E$4]*[.E11]" office:value-type="float" office:value="210.994068">
            <text:p>210,99</text:p>
          </table:table-cell>
          <table:table-cell/>
          <table:table-cell office:value-type="float" office:value="3">
            <text:p>3</text:p>
          </table:table-cell>
          <table:table-cell table:style-name="ce2" table:formula="of:=[.D$3]+[.D$4]*[.H11]" office:value-type="float" office:value="171.304768">
            <text:p>171,30</text:p>
          </table:table-cell>
          <table:table-cell table:style-name="ce2" table:formula="of:=[.C$3]+[.C$4]*[.I11]" office:value-type="float" office:value="137.275812">
            <text:p>137,2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[.B$3]+[.B$4]*[.B12]" office:value-type="float" office:value="8">
            <text:p>8,00</text:p>
          </table:table-cell>
          <table:table-cell table:formula="of:=[.C$3]+[.C$4]*[.C12]" office:value-type="float" office:value="34.3076643">
            <text:p>34,31</text:p>
          </table:table-cell>
          <table:table-cell table:formula="of:=[.D$3]+[.D$4]*[.D12]" office:value-type="float" office:value="115.4935936">
            <text:p>115,49</text:p>
          </table:table-cell>
          <table:table-cell table:formula="of:=[.E$3]+[.E$4]*[.E12]" office:value-type="float" office:value="286.2922884">
            <text:p>286,29</text:p>
          </table:table-cell>
          <table:table-cell/>
          <table:table-cell office:value-type="float" office:value="4">
            <text:p>4</text:p>
          </table:table-cell>
          <table:table-cell table:style-name="ce2" table:formula="of:=[.E$3]+[.E$4]*[.H12]" office:value-type="float" office:value="234.6961984">
            <text:p>234,70</text:p>
          </table:table-cell>
          <table:table-cell table:style-name="ce2" table:formula="of:=[.E$3]+[.E$4]*[.I12]" office:value-type="float" office:value="190.4585556">
            <text:p>190,4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[.B$3]+[.B$4]*[.B13]" office:value-type="float" office:value="9">
            <text:p>9,00</text:p>
          </table:table-cell>
          <table:table-cell table:formula="of:=[.C$3]+[.C$4]*[.C13]" office:value-type="float" office:value="40.73843073">
            <text:p>40,74</text:p>
          </table:table-cell>
          <table:table-cell table:formula="of:=[.D$3]+[.D$4]*[.D13]" office:value-type="float" office:value="145.59231232">
            <text:p>145,59</text:p>
          </table:table-cell>
          <table:table-cell table:formula="of:=[.E$3]+[.E$4]*[.E13]" office:value-type="float" office:value="384.17997492">
            <text:p>384,18</text:p>
          </table:table-cell>
          <table:table-cell/>
          <table:table-cell office:value-type="float" office:value="4">
            <text:p>4</text:p>
          </table:table-cell>
          <table:table-cell table:style-name="ce2" table:formula="of:=[.E$3]+[.E$4]*[.H13]" office:value-type="float" office:value="317.10505792">
            <text:p>317,11</text:p>
          </table:table-cell>
          <table:table-cell table:style-name="ce2" table:formula="of:=[.E$3]+[.E$4]*[.I13]" office:value-type="float" office:value="259.59612228">
            <text:p>259,6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[.B$3]+[.B$4]*[.B14]" office:value-type="float" office:value="10">
            <text:p>10,00</text:p>
          </table:table-cell>
          <table:table-cell table:formula="of:=[.C$3]+[.C$4]*[.C14]" office:value-type="float" office:value="47.812273803">
            <text:p>47,81</text:p>
          </table:table-cell>
          <table:table-cell table:formula="of:=[.D$3]+[.D$4]*[.D14]" office:value-type="float" office:value="181.710774784">
            <text:p>181,71</text:p>
          </table:table-cell>
          <table:table-cell table:formula="of:=[.E$3]+[.E$4]*[.E14]" office:value-type="float" office:value="511.433967396">
            <text:p>511,43</text:p>
          </table:table-cell>
          <table:table-cell/>
          <table:table-cell office:value-type="float" office:value="4">
            <text:p>4</text:p>
          </table:table-cell>
          <table:table-cell table:style-name="ce2" table:formula="of:=[.E$3]+[.E$4]*[.H14]" office:value-type="float" office:value="424.236575296">
            <text:p>424,24</text:p>
          </table:table-cell>
          <table:table-cell table:style-name="ce2" table:formula="of:=[.E$3]+[.E$4]*[.I14]" office:value-type="float" office:value="349.474958964">
            <text:p>349,4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[.B$3]+[.B$4]*[.B15]" office:value-type="float" office:value="11">
            <text:p>11,00</text:p>
          </table:table-cell>
          <table:table-cell table:formula="of:=[.C$3]+[.C$4]*[.C15]" office:value-type="float" office:value="55.5935011833">
            <text:p>55,59</text:p>
          </table:table-cell>
          <table:table-cell table:formula="of:=[.D$3]+[.D$4]*[.D15]" office:value-type="float" office:value="225.0529297408">
            <text:p>225,05</text:p>
          </table:table-cell>
          <table:table-cell table:formula="of:=[.E$3]+[.E$4]*[.E15]" office:value-type="float" office:value="676.8641576148">
            <text:p>676,86</text:p>
          </table:table-cell>
          <table:table-cell table:number-columns-repeated="7"/>
        </table:table-row>
        <table:table-row table:style-name="ro1">
          <table:table-cell/>
          <table:table-cell table:formula="of:=[.B$3]+[.B$4]*[.B16]" office:value-type="float" office:value="12">
            <text:p>12,00</text:p>
          </table:table-cell>
          <table:table-cell table:formula="of:=[.C$3]+[.C$4]*[.C16]" office:value-type="float" office:value="64.15285130163">
            <text:p>64,15</text:p>
          </table:table-cell>
          <table:table-cell table:formula="of:=[.D$3]+[.D$4]*[.D16]" office:value-type="float" office:value="277.06351568896">
            <text:p>277,06</text:p>
          </table:table-cell>
          <table:table-cell table:formula="of:=[.E$3]+[.E$4]*[.E16]" office:value-type="float" office:value="891.92340489924">
            <text:p>891,92</text:p>
          </table:table-cell>
          <table:table-cell table:number-columns-repeated="7"/>
        </table:table-row>
        <table:table-row table:style-name="ro1">
          <table:table-cell/>
          <table:table-cell table:formula="of:=[.B$3]+[.B$4]*[.B17]" office:value-type="float" office:value="13">
            <text:p>13,00</text:p>
          </table:table-cell>
          <table:table-cell table:formula="of:=[.C$3]+[.C$4]*[.C17]" office:value-type="float" office:value="73.568136431793">
            <text:p>73,57</text:p>
          </table:table-cell>
          <table:table-cell table:formula="of:=[.D$3]+[.D$4]*[.D17]" office:value-type="float" office:value="339.476218826752">
            <text:p>339,48</text:p>
          </table:table-cell>
          <table:table-cell table:formula="of:=[.E$3]+[.E$4]*[.E17]" office:value-type="float" office:value="1171.50042636901">
            <text:p>1171,50</text:p>
          </table:table-cell>
          <table:table-cell table:number-columns-repeated="7"/>
        </table:table-row>
        <table:table-row table:style-name="ro1">
          <table:table-cell/>
          <table:table-cell table:formula="of:=[.B$3]+[.B$4]*[.B18]" office:value-type="float" office:value="14">
            <text:p>14,00</text:p>
          </table:table-cell>
          <table:table-cell table:formula="of:=[.C$3]+[.C$4]*[.C18]" office:value-type="float" office:value="83.9249500749724">
            <text:p>83,92</text:p>
          </table:table-cell>
          <table:table-cell table:formula="of:=[.D$3]+[.D$4]*[.D18]" office:value-type="float" office:value="414.371462592102">
            <text:p>414,37</text:p>
          </table:table-cell>
          <table:table-cell table:formula="of:=[.E$3]+[.E$4]*[.E18]" office:value-type="float" office:value="1534.95055427972">
            <text:p>1534,95</text:p>
          </table:table-cell>
          <table:table-cell table:number-columns-repeated="7"/>
        </table:table-row>
        <table:table-row table:style-name="ro1">
          <table:table-cell/>
          <table:table-cell table:formula="of:=[.B$3]+[.B$4]*[.B19]" office:value-type="float" office:value="15">
            <text:p>15,00</text:p>
          </table:table-cell>
          <table:table-cell table:formula="of:=[.C$3]+[.C$4]*[.C19]" office:value-type="float" office:value="95.3174450824696">
            <text:p>95,32</text:p>
          </table:table-cell>
          <table:table-cell table:formula="of:=[.D$3]+[.D$4]*[.D19]" office:value-type="float" office:value="504.245755110523">
            <text:p>504,25</text:p>
          </table:table-cell>
          <table:table-cell table:formula="of:=[.E$3]+[.E$4]*[.E19]" office:value-type="float" office:value="2007.43572056363">
            <text:p>2007,44</text:p>
          </table:table-cell>
          <table:table-cell table:number-columns-repeated="7"/>
        </table:table-row>
        <table:table-row table:style-name="ro1">
          <table:table-cell/>
          <table:table-cell table:formula="of:=[.B$3]+[.B$4]*[.B20]" office:value-type="float" office:value="16">
            <text:p>16,00</text:p>
          </table:table-cell>
          <table:table-cell table:formula="of:=[.C$3]+[.C$4]*[.C20]" office:value-type="float" office:value="107.849189590717">
            <text:p>107,85</text:p>
          </table:table-cell>
          <table:table-cell table:formula="of:=[.D$3]+[.D$4]*[.D20]" office:value-type="float" office:value="612.094906132627">
            <text:p>612,09</text:p>
          </table:table-cell>
          <table:table-cell table:formula="of:=[.E$3]+[.E$4]*[.E20]" office:value-type="float" office:value="2621.66643673272">
            <text:p>2621,67</text:p>
          </table:table-cell>
          <table:table-cell table:number-columns-repeated="7"/>
        </table:table-row>
        <table:table-row table:style-name="ro1">
          <table:table-cell/>
          <table:table-cell table:formula="of:=[.B$3]+[.B$4]*[.B21]" office:value-type="float" office:value="17">
            <text:p>17,00</text:p>
          </table:table-cell>
          <table:table-cell table:formula="of:=[.C$3]+[.C$4]*[.C21]" office:value-type="float" office:value="121.634108549788">
            <text:p>121,63</text:p>
          </table:table-cell>
          <table:table-cell table:formula="of:=[.D$3]+[.D$4]*[.D21]" office:value-type="float" office:value="741.513887359153">
            <text:p>741,51</text:p>
          </table:table-cell>
          <table:table-cell table:formula="of:=[.E$3]+[.E$4]*[.E21]" office:value-type="float" office:value="3420.16636775254">
            <text:p>3420,17</text:p>
          </table:table-cell>
          <table:table-cell table:number-columns-repeated="7"/>
        </table:table-row>
        <table:table-row table:style-name="ro1">
          <table:table-cell/>
          <table:table-cell table:formula="of:=[.B$3]+[.B$4]*[.B22]" office:value-type="float" office:value="18">
            <text:p>18,00</text:p>
          </table:table-cell>
          <table:table-cell table:formula="of:=[.C$3]+[.C$4]*[.C22]" office:value-type="float" office:value="136.797519404767">
            <text:p>136,80</text:p>
          </table:table-cell>
          <table:table-cell table:number-columns-repeated="9"/>
        </table:table-row>
        <table:table-row table:style-name="ro1">
          <table:table-cell/>
          <table:table-cell table:formula="of:=[.B$3]+[.B$4]*[.B23]" office:value-type="float" office:value="19">
            <text:p>19,00</text:p>
          </table:table-cell>
          <table:table-cell table:formula="of:=[.C$3]+[.C$4]*[.C23]" office:value-type="float" office:value="153.477271345244">
            <text:p>153,48</text:p>
          </table:table-cell>
          <table:table-cell table:number-columns-repeated="9"/>
        </table:table-row>
        <table:table-row table:style-name="ro1">
          <table:table-cell/>
          <table:table-cell table:formula="of:=[.B$3]+[.B$4]*[.B24]" office:value-type="float" office:value="20">
            <text:p>20,00</text:p>
          </table:table-cell>
          <table:table-cell table:formula="of:=[.C$3]+[.C$4]*[.C24]" office:value-type="float" office:value="171.824998479768">
            <text:p>171,82</text:p>
          </table:table-cell>
          <table:table-cell table:number-columns-repeated="9"/>
        </table:table-row>
        <table:table-row table:style-name="ro1">
          <table:table-cell/>
          <table:table-cell table:formula="of:=[.B$3]+[.B$4]*[.B25]" office:value-type="float" office:value="21">
            <text:p>21,00</text:p>
          </table:table-cell>
          <table:table-cell table:formula="of:=[.C$3]+[.C$4]*[.C25]" office:value-type="float" office:value="192.007498327745">
            <text:p>192,01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26]" office:value-type="float" office:value="22">
            <text:p>22,00</text:p>
          </table:table-cell>
          <table:table-cell table:formula="of:=[.C$3]+[.C$4]*[.C26]" office:value-type="float" office:value="214.208248160519">
            <text:p>214,21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27]" office:value-type="float" office:value="23">
            <text:p>23,00</text:p>
          </table:table-cell>
          <table:table-cell table:formula="of:=[.C$3]+[.C$4]*[.C27]" office:value-type="float" office:value="238.629072976571">
            <text:p>238,63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28]" office:value-type="float" office:value="24">
            <text:p>24,00</text:p>
          </table:table-cell>
          <table:table-cell table:formula="of:=[.C$3]+[.C$4]*[.C28]" office:value-type="float" office:value="265.491980274229">
            <text:p>265,49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29]" office:value-type="float" office:value="25">
            <text:p>25,00</text:p>
          </table:table-cell>
          <table:table-cell table:formula="of:=[.C$3]+[.C$4]*[.C29]" office:value-type="float" office:value="295.041178301652">
            <text:p>295,04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30]" office:value-type="float" office:value="26">
            <text:p>26,00</text:p>
          </table:table-cell>
          <table:table-cell table:formula="of:=[.C$3]+[.C$4]*[.C30]" office:value-type="float" office:value="327.545296131817">
            <text:p>327,5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31]" office:value-type="float" office:value="27">
            <text:p>27,00</text:p>
          </table:table-cell>
          <table:table-cell table:formula="of:=[.C$3]+[.C$4]*[.C31]" office:value-type="float" office:value="363.299825744998">
            <text:p>363,3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32]" office:value-type="float" office:value="28">
            <text:p>28,00</text:p>
          </table:table-cell>
          <table:table-cell table:formula="of:=[.C$3]+[.C$4]*[.C32]" office:value-type="float" office:value="402.629808319498">
            <text:p>402,63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33]" office:value-type="float" office:value="29">
            <text:p>29,00</text:p>
          </table:table-cell>
          <table:table-cell table:formula="of:=[.C$3]+[.C$4]*[.C33]" office:value-type="float" office:value="445.892789151448">
            <text:p>445,89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34]" office:value-type="float" office:value="30">
            <text:p>30,00</text:p>
          </table:table-cell>
          <table:table-cell table:formula="of:=[.C$3]+[.C$4]*[.C34]" office:value-type="float" office:value="493.482068066593">
            <text:p>493,48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35]" office:value-type="float" office:value="31">
            <text:p>31,00</text:p>
          </table:table-cell>
          <table:table-cell table:formula="of:=[.C$3]+[.C$4]*[.C35]" office:value-type="float" office:value="545.830274873252">
            <text:p>545,83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36]" office:value-type="float" office:value="32">
            <text:p>32,00</text:p>
          </table:table-cell>
          <table:table-cell table:formula="of:=[.C$3]+[.C$4]*[.C36]" office:value-type="float" office:value="603.413302360578">
            <text:p>603,41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formula="of:=[.B$3]+[.B$4]*[.B37]" office:value-type="float" office:value="33">
            <text:p>33,00</text:p>
          </table:table-cell>
          <table:table-cell table:formula="of:=[.C$3]+[.C$4]*[.C37]" office:value-type="float" office:value="666.754632596636">
            <text:p>666,75</text:p>
          </table:table-cell>
          <table:table-cell table:style-name="Default" table:number-columns-repeated="3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9/10/2016</text:date>, <text:time>21.11.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42S</meta:editing-duration>
    <meta:editing-cycles>9</meta:editing-cycles>
    <meta:generator>OpenOffice/4.1.2$Win32 OpenOffice.org_project/412m3$Build-9782</meta:generator>
    <dc:date>2016-10-09T21:11:56.68</dc:date>
    <meta:document-statistic meta:table-count="1" meta:cell-count="16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443cm" xlink:href=".." xlink:type="simple" chart:class="chart:line" chart:style-name="ch1">
        <chart:legend chart:legend-position="end" svg:x="13.068cm" svg:y="3.099cm" style:legend-expansion="high" chart:style-name="ch2"/>
        <chart:plot-area chart:style-name="ch3" table:cell-range-address="Progression.B6:Progression.E14 Progression.H6:Progression.I14" svg:x="0.77cm" svg:y="0.887cm" svg:width="11.658cm" svg:height="7.948cm">
          <chartooo:coordinate-region svg:x="2.053cm" svg:y="1.099cm" svg:width="10.281cm" svg:height="7.0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gression.B6:Progression.B14" chart:class="chart:line">
            <chart:data-point chart:repeated="9"/>
          </chart:series>
          <chart:series chart:style-name="ch8" chart:values-cell-range-address="Progression.C6:Progression.C14" chart:class="chart:line">
            <chart:data-point chart:repeated="9"/>
          </chart:series>
          <chart:series chart:style-name="ch9" chart:values-cell-range-address="Progression.D6:Progression.D14" chart:class="chart:line">
            <chart:data-point chart:repeated="9"/>
          </chart:series>
          <chart:series chart:style-name="ch10" chart:values-cell-range-address="Progression.E6:Progression.E14" chart:class="chart:line">
            <chart:data-point chart:repeated="9"/>
          </chart:series>
          <chart:series chart:style-name="ch11" chart:values-cell-range-address="Progression.H6:Progression.H14" chart:class="chart:line">
            <chart:data-point chart:repeated="9"/>
          </chart:series>
          <chart:series chart:style-name="ch12" chart:values-cell-range-address="Progression.I6:Progression.I14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gression.B6:Progression.B14</svg:desc>
                </draw:g>
              </table:table-cell>
              <table:table-cell office:value-type="float" office:value="3">
                <text:p>3</text:p>
                <draw:g>
                  <svg:desc>Progression.C6:Progression.C14</svg:desc>
                </draw:g>
              </table:table-cell>
              <table:table-cell office:value-type="float" office:value="7">
                <text:p>7</text:p>
                <draw:g>
                  <svg:desc>Progression.D6:Progression.D14</svg:desc>
                </draw:g>
              </table:table-cell>
              <table:table-cell office:value-type="float" office:value="12">
                <text:p>12</text:p>
                <draw:g>
                  <svg:desc>Progression.E6:Progression.E14</svg:desc>
                </draw:g>
              </table:table-cell>
              <table:table-cell office:value-type="float" office:value="12">
                <text:p>12</text:p>
                <draw:g>
                  <svg:desc>Progression.H6:Progression.H14</svg:desc>
                </draw:g>
              </table:table-cell>
              <table:table-cell office:value-type="float" office:value="12">
                <text:p>12</text:p>
                <draw:g>
                  <svg:desc>Progression.I6:Progression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">
                <text:p>6.3</text:p>
              </table:table-cell>
              <table:table-cell office:value-type="float" office:value="15.4">
                <text:p>15.4</text:p>
              </table:table-cell>
              <table:table-cell office:value-type="float" office:value="27.6">
                <text:p>27.6</text:p>
              </table:table-cell>
              <table:table-cell office:value-type="float" office:value="27.6">
                <text:p>27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3">
                <text:p>9.93</text:p>
              </table:table-cell>
              <table:table-cell office:value-type="float" office:value="25.48">
                <text:p>25.48</text:p>
              </table:table-cell>
              <table:table-cell office:value-type="float" office:value="47.88">
                <text:p>47.88</text:p>
              </table:table-cell>
              <table:table-cell office:value-type="float" office:value="47.88">
                <text:p>47.88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923">
                <text:p>13.923</text:p>
              </table:table-cell>
              <table:table-cell office:value-type="float" office:value="37.576">
                <text:p>37.576</text:p>
              </table:table-cell>
              <table:table-cell office:value-type="float" office:value="74.244">
                <text:p>74.244</text:p>
              </table:table-cell>
              <table:table-cell office:value-type="float" office:value="74.244">
                <text:p>74.244</text:p>
              </table:table-cell>
              <table:table-cell office:value-type="float" office:value="74.244">
                <text:p>74.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.3153">
                <text:p>18.3153</text:p>
              </table:table-cell>
              <table:table-cell office:value-type="float" office:value="52.0912">
                <text:p>52.0912</text:p>
              </table:table-cell>
              <table:table-cell office:value-type="float" office:value="108.5172">
                <text:p>108.5172</text:p>
              </table:table-cell>
              <table:table-cell office:value-type="float" office:value="96.0928">
                <text:p>96.0928</text:p>
              </table:table-cell>
              <table:table-cell office:value-type="float" office:value="84.6684">
                <text:p>84.6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.14683">
                <text:p>23.14683</text:p>
              </table:table-cell>
              <table:table-cell office:value-type="float" office:value="69.50944">
                <text:p>69.50944</text:p>
              </table:table-cell>
              <table:table-cell office:value-type="float" office:value="153.07236">
                <text:p>153.07236</text:p>
              </table:table-cell>
              <table:table-cell office:value-type="float" office:value="136.92064">
                <text:p>136.92064</text:p>
              </table:table-cell>
              <table:table-cell office:value-type="float" office:value="122.06892">
                <text:p>122.06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.461513">
                <text:p>28.461513</text:p>
              </table:table-cell>
              <table:table-cell office:value-type="float" office:value="90.411328">
                <text:p>90.411328</text:p>
              </table:table-cell>
              <table:table-cell office:value-type="float" office:value="210.994068">
                <text:p>210.994068</text:p>
              </table:table-cell>
              <table:table-cell office:value-type="float" office:value="171.304768">
                <text:p>171.304768</text:p>
              </table:table-cell>
              <table:table-cell office:value-type="float" office:value="137.275812">
                <text:p>137.275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.3076643">
                <text:p>34.3076643</text:p>
              </table:table-cell>
              <table:table-cell office:value-type="float" office:value="115.4935936">
                <text:p>115.4935936</text:p>
              </table:table-cell>
              <table:table-cell office:value-type="float" office:value="286.2922884">
                <text:p>286.2922884</text:p>
              </table:table-cell>
              <table:table-cell office:value-type="float" office:value="234.6961984">
                <text:p>234.6961984</text:p>
              </table:table-cell>
              <table:table-cell office:value-type="float" office:value="190.4585556">
                <text:p>190.458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73843073">
                <text:p>40.73843073</text:p>
              </table:table-cell>
              <table:table-cell office:value-type="float" office:value="145.59231232">
                <text:p>145.59231232</text:p>
              </table:table-cell>
              <table:table-cell office:value-type="float" office:value="384.17997492">
                <text:p>384.17997492</text:p>
              </table:table-cell>
              <table:table-cell office:value-type="float" office:value="317.10505792">
                <text:p>317.10505792</text:p>
              </table:table-cell>
              <table:table-cell office:value-type="float" office:value="259.59612228">
                <text:p>259.59612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